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00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 table:number-rows-repeated="3">
          <table:table-cell table:number-columns-repeated="15"/>
        </table:table-row>
        <table:table-row table:style-name="ro2">
          <table:table-cell table:number-columns-repeated="5"/>
          <table:table-cell office:value-type="float" office:value="-1303779.7">
            <text:p>-1303779.7</text:p>
          </table:table-cell>
          <table:table-cell office:value-type="float" office:value="-1303786.5">
            <text:p>-1303786.5</text:p>
          </table:table-cell>
          <table:table-cell table:number-columns-repeated="8"/>
        </table:table-row>
        <table:table-row table:style-name="ro2">
          <table:table-cell table:number-columns-repeated="5"/>
          <table:table-cell table:number-columns-repeated="2" office:value-type="float" office:value="-1096170">
            <text:p>-1096170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float" office:value="-1565337.7">
            <text:p>-1565337.7</text:p>
          </table:table-cell>
          <table:table-cell office:value-type="float" office:value="-1565344.5">
            <text:p>-1565344.5</text:p>
          </table:table-cell>
          <table:table-cell table:number-columns-repeated="8"/>
        </table:table-row>
        <table:table-row table:style-name="ro1" table:number-rows-repeated="4">
          <table:table-cell table:number-columns-repeated="15"/>
        </table:table-row>
        <table:table-row table:style-name="ro2">
          <table:table-cell table:number-columns-repeated="6"/>
          <table:table-cell office:value-type="float" office:value="-1303786.5">
            <text:p>-1303786.5</text:p>
          </table:table-cell>
          <table:table-cell office:value-type="float" office:value="-1303754.2">
            <text:p>-1303754.2</text:p>
          </table:table-cell>
          <table:table-cell table:number-columns-repeated="7"/>
        </table:table-row>
        <table:table-row table:style-name="ro2">
          <table:table-cell table:number-columns-repeated="6"/>
          <table:table-cell office:value-type="float" office:value="-1096170">
            <text:p>-1096170</text:p>
          </table:table-cell>
          <table:table-cell office:value-type="float" office:value="-1098344.6">
            <text:p>-1098344.6</text:p>
          </table:table-cell>
          <table:table-cell table:number-columns-repeated="7"/>
        </table:table-row>
        <table:table-row table:style-name="ro2">
          <table:table-cell table:number-columns-repeated="6"/>
          <table:table-cell office:value-type="float" office:value="-1565344.5">
            <text:p>-1565344.5</text:p>
          </table:table-cell>
          <table:table-cell office:value-type="float" office:value="-1565312.2">
            <text:p>-1565312.2</text:p>
          </table:table-cell>
          <table:table-cell table:number-columns-repeated="7"/>
        </table:table-row>
        <table:table-row table:style-name="ro1" table:number-rows-repeated="8">
          <table:table-cell table:number-columns-repeated="15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number-columns-repeated="6"/>
          <table:table-cell office:value-type="string">
            <text:p>Al(OH)4-</text:p>
          </table:table-cell>
          <table:table-cell office:value-type="float" office:value="-1305810">
            <text:p>-1305810</text:p>
          </table:table-cell>
          <table:table-cell office:value-type="float" office:value="-1303785">
            <text:p>-1303785</text:p>
          </table:table-cell>
          <table:table-cell/>
          <table:table-cell office:value-type="string">
            <text:p>Al(OH)4-</text:p>
          </table:table-cell>
          <table:table-cell office:value-type="float" office:value="-1305810">
            <text:p>-1305810</text:p>
          </table:table-cell>
          <table:table-cell office:value-type="float" office:value="-1303754.2">
            <text:p>-1303754.2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>
            <text:p>KAlO2@</text:p>
          </table:table-cell>
          <table:table-cell office:value-type="float" office:value="-1106170">
            <text:p>-1106170</text:p>
          </table:table-cell>
          <table:table-cell office:value-type="float" office:value="-1096353.3">
            <text:p>-1096353.3</text:p>
          </table:table-cell>
          <table:table-cell/>
          <table:table-cell office:value-type="string">
            <text:p>KAlO2@</text:p>
          </table:table-cell>
          <table:table-cell office:value-type="float" office:value="-1106170">
            <text:p>-1106170</text:p>
          </table:table-cell>
          <table:table-cell office:value-type="float" office:value="-1098344.6">
            <text:p>-1098344.6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>
            <text:p>SiO2@</text:p>
          </table:table-cell>
          <table:table-cell office:value-type="float" office:value="-833444">
            <text:p>-833444</text:p>
          </table:table-cell>
          <table:table-cell office:value-type="float" office:value="-834136.14">
            <text:p>-834136.14</text:p>
          </table:table-cell>
          <table:table-cell/>
          <table:table-cell office:value-type="string">
            <text:p>SiO2@</text:p>
          </table:table-cell>
          <table:table-cell office:value-type="float" office:value="-833444">
            <text:p>-833444</text:p>
          </table:table-cell>
          <table:table-cell office:value-type="float" office:value="-834136.66">
            <text:p>-834136.66</text:p>
          </table:table-cell>
          <table:table-cell table:number-columns-repeated="2"/>
        </table:table-row>
        <table:table-row table:style-name="ro3">
          <table:table-cell table:number-columns-repeated="6"/>
          <table:table-cell office:value-type="string">
            <text:p>NaAl(OH)4@</text:p>
          </table:table-cell>
          <table:table-cell office:value-type="float" office:value="-1567370">
            <text:p>-1567370</text:p>
          </table:table-cell>
          <table:table-cell office:value-type="float" office:value="-1565343">
            <text:p>-1565343</text:p>
          </table:table-cell>
          <table:table-cell/>
          <table:table-cell office:value-type="string">
            <text:p>NaAl(OH)4@</text:p>
          </table:table-cell>
          <table:table-cell office:value-type="float" office:value="-1567370">
            <text:p>-1567370</text:p>
          </table:table-cell>
          <table:table-cell office:value-type="float" office:value="-1565312.2">
            <text:p>-1565312.2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>
            <text:p>HSiO3-</text:p>
          </table:table-cell>
          <table:table-cell office:value-type="float" office:value="-1015880">
            <text:p>-1015880</text:p>
          </table:table-cell>
          <table:table-cell office:value-type="float" office:value="-1016604.1">
            <text:p>-1016604.1</text:p>
          </table:table-cell>
          <table:table-cell/>
          <table:table-cell office:value-type="string">
            <text:p>HSiO3-</text:p>
          </table:table-cell>
          <table:table-cell office:value-type="float" office:value="-1015880">
            <text:p>-1015880</text:p>
          </table:table-cell>
          <table:table-cell office:value-type="float" office:value="-1016604.7">
            <text:p>-1016604.7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1" table:number-rows-repeated="3">
          <table:table-cell table:number-columns-repeated="15"/>
        </table:table-row>
        <table:table-row table:style-name="ro3">
          <table:table-cell table:number-columns-repeated="6"/>
          <table:table-cell office:value-type="string">
            <text:p>G0</text:p>
          </table:table-cell>
          <table:table-cell office:value-type="string">
            <text:p>CSH-JenD</text:p>
          </table:table-cell>
          <table:table-cell office:value-type="float" office:value="-2169560">
            <text:p>-2169560</text:p>
          </table:table-cell>
          <table:table-cell office:value-type="float" office:value="-2169553.7">
            <text:p>-2169553.7</text:p>
          </table:table-cell>
          <table:table-cell/>
          <table:table-cell office:value-type="string">
            <text:p>G0</text:p>
          </table:table-cell>
          <table:table-cell office:value-type="string">
            <text:p>CSH-JenD</text:p>
          </table:table-cell>
          <table:table-cell office:value-type="float" office:value="-2169560">
            <text:p>-2169560</text:p>
          </table:table-cell>
          <table:table-cell office:value-type="float" office:value="-2170586.1">
            <text:p>-2170586.1</text:p>
          </table:table-cell>
        </table:table-row>
        <table:table-row table:style-name="ro3">
          <table:table-cell table:number-columns-repeated="6"/>
          <table:table-cell office:value-type="string">
            <text:p>G0</text:p>
          </table:table-cell>
          <table:table-cell office:value-type="string">
            <text:p>CSH-TobD</text:p>
          </table:table-cell>
          <table:table-cell office:value-type="float" office:value="-1570890">
            <text:p>-1570890</text:p>
          </table:table-cell>
          <table:table-cell office:value-type="float" office:value="-1571671.3">
            <text:p>-1571671.3</text:p>
          </table:table-cell>
          <table:table-cell/>
          <table:table-cell office:value-type="string">
            <text:p>G0</text:p>
          </table:table-cell>
          <table:table-cell office:value-type="string">
            <text:p>CSH-TobD</text:p>
          </table:table-cell>
          <table:table-cell office:value-type="float" office:value="-1570890">
            <text:p>-1570890</text:p>
          </table:table-cell>
          <table:table-cell office:value-type="float" office:value="-1571873.9">
            <text:p>-1571873.9</text:p>
          </table:table-cell>
        </table:table-row>
        <table:table-row table:style-name="ro3">
          <table:table-cell table:number-columns-repeated="6"/>
          <table:table-cell office:value-type="string">
            <text:p>G0</text:p>
          </table:table-cell>
          <table:table-cell office:value-type="string">
            <text:p>CSH-TobH</text:p>
          </table:table-cell>
          <table:table-cell office:value-type="float" office:value="-1668560">
            <text:p>-1668560</text:p>
          </table:table-cell>
          <table:table-cell office:value-type="float" office:value="-1668962.1">
            <text:p>-1668962.1</text:p>
          </table:table-cell>
          <table:table-cell/>
          <table:table-cell office:value-type="string">
            <text:p>G0</text:p>
          </table:table-cell>
          <table:table-cell office:value-type="string">
            <text:p>CSH-TobH</text:p>
          </table:table-cell>
          <table:table-cell office:value-type="float" office:value="-1668560">
            <text:p>-1668560</text:p>
          </table:table-cell>
          <table:table-cell office:value-type="float" office:value="-1669091">
            <text:p>-1669091</text:p>
          </table:table-cell>
        </table:table-row>
        <table:table-row table:style-name="ro3">
          <table:table-cell table:number-columns-repeated="6"/>
          <table:table-cell office:value-type="string">
            <text:p>PMc</text:p>
          </table:table-cell>
          <table:table-cell office:value-type="float" office:value="11">
            <text:p>11</text:p>
          </table:table-cell>
          <table:table-cell office:value-type="float" office:value="-3300">
            <text:p>-3300</text:p>
          </table:table-cell>
          <table:table-cell office:value-type="float" office:value="-3416.1654">
            <text:p>-3416.1654</text:p>
          </table:table-cell>
          <table:table-cell/>
          <table:table-cell office:value-type="string">
            <text:p>PMc</text:p>
          </table:table-cell>
          <table:table-cell office:value-type="float" office:value="11">
            <text:p>11</text:p>
          </table:table-cell>
          <table:table-cell office:value-type="float" office:value="-2830">
            <text:p>-2830</text:p>
          </table:table-cell>
          <table:table-cell office:value-type="float" office:value="-3118.4847">
            <text:p>-3118.4847</text:p>
          </table:table-cell>
        </table:table-row>
        <table:table-row table:style-name="ro3">
          <table:table-cell table:number-columns-repeated="6"/>
          <table:table-cell office:value-type="string">
            <text:p>PMc</text:p>
          </table:table-cell>
          <table:table-cell office:value-type="float" office:value="20">
            <text:p>20</text:p>
          </table:table-cell>
          <table:table-cell office:value-type="float" office:value="-10536">
            <text:p>-10536</text:p>
          </table:table-cell>
          <table:table-cell office:value-type="float" office:value="-10375.174">
            <text:p>-10375.174</text:p>
          </table:table-cell>
          <table:table-cell/>
          <table:table-cell office:value-type="string">
            <text:p>PMc</text:p>
          </table:table-cell>
          <table:table-cell office:value-type="float" office:value="20">
            <text:p>20</text:p>
          </table:table-cell>
          <table:table-cell office:value-type="float" office:value="-10536">
            <text:p>-10536</text:p>
          </table:table-cell>
          <table:table-cell office:value-type="float" office:value="-10339.306">
            <text:p>-10339.306</text:p>
          </table:table-cell>
        </table:table-row>
        <table:table-row table:style-name="ro3">
          <table:table-cell table:number-columns-repeated="6"/>
          <table:table-cell office:value-type="string">
            <text:p>G0</text:p>
          </table:table-cell>
          <table:table-cell office:value-type="string">
            <text:p>CSH-JenH</text:p>
          </table:table-cell>
          <table:table-cell office:value-type="float" office:value="-2273990">
            <text:p>-2273990</text:p>
          </table:table-cell>
          <table:table-cell office:value-type="float" office:value="-2274265">
            <text:p>-2274265</text:p>
          </table:table-cell>
          <table:table-cell/>
          <table:table-cell office:value-type="string">
            <text:p>G0</text:p>
          </table:table-cell>
          <table:table-cell office:value-type="string">
            <text:p>CSH-JenH</text:p>
          </table:table-cell>
          <table:table-cell office:value-type="float" office:value="-2273990">
            <text:p>-2273990</text:p>
          </table:table-cell>
          <table:table-cell office:value-type="float" office:value="-2275223.7">
            <text:p>-2275223.7</text:p>
          </table:table-cell>
        </table:table-row>
      </table:table>
      <table:table table:name="Sheet2" table:style-name="ta1">
        <table:table-column table:style-name="co1" table:number-columns-repeated="6" table:default-cell-style-name="Default"/>
        <table:table-column table:style-name="co2" table:default-cell-style-name="ce5"/>
        <table:table-column table:style-name="co1" table:number-columns-repeated="11" table:default-cell-style-name="Default"/>
        <table:table-row table:style-name="ro3">
          <table:table-cell office:value-type="string">
            <text:p>F</text:p>
          </table:table-cell>
          <table:table-cell office:value-type="string">
            <text:p>G0</text:p>
          </table:table-cell>
          <table:table-cell office:value-type="string">
            <text:p>Al(OH)4-</text:p>
          </table:table-cell>
          <table:table-cell table:number-columns-repeated="3"/>
          <table:table-cell table:style-name="ce1" office:value-type="string">
            <text:p>"Al(OH)2+",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G0</text:p>
          </table:table-cell>
          <table:table-cell office:value-type="string">
            <text:p>Al(OH)4-</text:p>
          </table:table-cell>
          <table:table-cell office:value-type="float" office:value="-1305810">
            <text:p>-1305810</text:p>
          </table:table-cell>
          <table:table-cell office:value-type="float" office:value="-1305531.1">
            <text:p>-1305531.1</text:p>
          </table:table-cell>
          <table:table-cell/>
          <table:table-cell office:value-type="float" office:value="500.89976">
            <text:p>500.89976</text:p>
          </table:table-cell>
          <table:table-cell/>
        </table:table-row>
        <table:table-row table:style-name="ro3">
          <table:table-cell office:value-type="string">
            <text:p>F</text:p>
          </table:table-cell>
          <table:table-cell office:value-type="string">
            <text:p>G0</text:p>
          </table:table-cell>
          <table:table-cell office:value-type="string">
            <text:p>Na+</text:p>
          </table:table-cell>
          <table:table-cell table:number-columns-repeated="3"/>
          <table:table-cell table:style-name="ce1" office:value-type="string">
            <text:p>"Al(OH)3@",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G0</text:p>
          </table:table-cell>
          <table:table-cell office:value-type="string">
            <text:p>K+</text:p>
          </table:table-cell>
          <table:table-cell office:value-type="float" office:value="-282462">
            <text:p>-282462</text:p>
          </table:table-cell>
          <table:table-cell office:value-type="float" office:value="-284444.59">
            <text:p>-284444.59</text:p>
          </table:table-cell>
          <table:table-cell/>
          <table:table-cell office:value-type="float" office:value="16.797322">
            <text:p>16.797322</text:p>
          </table:table-cell>
          <table:table-cell/>
        </table:table-row>
        <table:table-row table:style-name="ro3">
          <table:table-cell office:value-type="string">
            <text:p>F</text:p>
          </table:table-cell>
          <table:table-cell office:value-type="string">
            <text:p>G0</text:p>
          </table:table-cell>
          <table:table-cell office:value-type="string">
            <text:p>SiO2@</text:p>
          </table:table-cell>
          <table:table-cell table:number-columns-repeated="3"/>
          <table:table-cell table:style-name="ce2" office:value-type="string">
            <text:p>"Al(OH)4-",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G0</text:p>
          </table:table-cell>
          <table:table-cell office:value-type="string">
            <text:p>KAlO2@</text:p>
          </table:table-cell>
          <table:table-cell office:value-type="float" office:value="-1106170">
            <text:p>-1106170</text:p>
          </table:table-cell>
          <table:table-cell office:value-type="float" office:value="-1105899.5">
            <text:p>-1105899.5</text:p>
          </table:table-cell>
          <table:table-cell/>
          <table:table-cell office:value-type="float" office:value="11.448922">
            <text:p>11.448922</text:p>
          </table:table-cell>
          <table:table-cell/>
        </table:table-row>
        <table:table-row table:style-name="ro3">
          <table:table-cell office:value-type="string">
            <text:p>R</text:p>
          </table:table-cell>
          <table:table-cell office:value-type="string">
            <text:p>G0</text:p>
          </table:table-cell>
          <table:table-cell office:value-type="string">
            <text:p>NaAl(OH)4@</text:p>
          </table:table-cell>
          <table:table-cell table:number-columns-repeated="3"/>
          <table:table-cell table:style-name="ce1" office:value-type="string">
            <text:p>"Al+3",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G0</text:p>
          </table:table-cell>
          <table:table-cell office:value-type="string">
            <text:p>Na+</text:p>
          </table:table-cell>
          <table:table-cell office:value-type="float" office:value="-261881">
            <text:p>-261881</text:p>
          </table:table-cell>
          <table:table-cell office:value-type="float" office:value="-259718.08">
            <text:p>-259718.08</text:p>
          </table:table-cell>
          <table:table-cell/>
          <table:table-cell office:value-type="float" office:value="73.489052">
            <text:p>73.489052</text:p>
          </table:table-cell>
          <table:table-cell/>
        </table:table-row>
        <table:table-row table:style-name="ro4">
          <table:table-cell office:value-type="string">
            <text:p>R</text:p>
          </table:table-cell>
          <table:table-cell office:value-type="string">
            <text:p>G0</text:p>
          </table:table-cell>
          <table:table-cell office:value-type="string">
            <text:p>HSiO3-</text:p>
          </table:table-cell>
          <table:table-cell table:number-columns-repeated="3"/>
          <table:table-cell table:style-name="ce1" office:value-type="string">
            <text:p>"AlH3SiO4+2"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G0</text:p>
          </table:table-cell>
          <table:table-cell office:value-type="string">
            <text:p>NaAl(OH)4@</text:p>
          </table:table-cell>
          <table:table-cell office:value-type="float" office:value="-1567370">
            <text:p>-1567370</text:p>
          </table:table-cell>
          <table:table-cell office:value-type="float" office:value="-1562248">
            <text:p>-1562248</text:p>
          </table:table-cell>
          <table:table-cell/>
          <table:table-cell office:value-type="float" office:value="67.58392">
            <text:p>67.58392</text:p>
          </table:table-cell>
          <table:table-cell/>
        </table:table-row>
        <table:table-row table:style-name="ro3">
          <table:table-cell office:value-type="string">
            <text:p>R</text:p>
          </table:table-cell>
          <table:table-cell office:value-type="string">
            <text:p>G0</text:p>
          </table:table-cell>
          <table:table-cell office:value-type="string">
            <text:p>NaCl@</text:p>
          </table:table-cell>
          <table:table-cell table:number-columns-repeated="3"/>
          <table:table-cell table:style-name="ce1" office:value-type="string">
            <text:p>"AlOH+2",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G0</text:p>
          </table:table-cell>
          <table:table-cell office:value-type="string">
            <text:p>NaCl@</text:p>
          </table:table-cell>
          <table:table-cell office:value-type="float" office:value="-388735">
            <text:p>-388735</text:p>
          </table:table-cell>
          <table:table-cell office:value-type="float" office:value="-390711.46">
            <text:p>-390711.46</text:p>
          </table:table-cell>
          <table:table-cell/>
          <table:table-cell office:value-type="float" office:value="3.8791855">
            <text:p>3.8791855</text:p>
          </table:table-cell>
          <table:table-cell/>
        </table:table-row>
        <table:table-row table:style-name="ro3">
          <table:table-cell office:value-type="string">
            <text:p>R</text:p>
          </table:table-cell>
          <table:table-cell office:value-type="string">
            <text:p>G0</text:p>
          </table:table-cell>
          <table:table-cell office:value-type="string">
            <text:p>NaOH@</text:p>
          </table:table-cell>
          <table:table-cell table:number-columns-repeated="3"/>
          <table:table-cell table:style-name="ce2" office:value-type="string">
            <text:p>"K+",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G0</text:p>
          </table:table-cell>
          <table:table-cell office:value-type="string">
            <text:p>NaOH@</text:p>
          </table:table-cell>
          <table:table-cell office:value-type="float" office:value="-417982">
            <text:p>-417982</text:p>
          </table:table-cell>
          <table:table-cell office:value-type="float" office:value="-418034.83">
            <text:p>-418034.83</text:p>
          </table:table-cell>
          <table:table-cell/>
          <table:table-cell office:value-type="float" office:value="1.407598">
            <text:p>1.407598</text:p>
          </table:table-cell>
          <table:table-cell/>
        </table:table-row>
        <table:table-row table:style-name="ro3">
          <table:table-cell office:value-type="string">
            <text:p>R</text:p>
          </table:table-cell>
          <table:table-cell office:value-type="string">
            <text:p>G0</text:p>
          </table:table-cell>
          <table:table-cell office:value-type="string">
            <text:p>KAlO2@</text:p>
          </table:table-cell>
          <table:table-cell table:number-columns-repeated="3"/>
          <table:table-cell table:style-name="ce3" office:value-type="string">
            <text:p>"KAlO2@",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G0</text:p>
          </table:table-cell>
          <table:table-cell office:value-type="string">
            <text:p>HSiO3-</text:p>
          </table:table-cell>
          <table:table-cell office:value-type="float" office:value="-1015880">
            <text:p>-1015880</text:p>
          </table:table-cell>
          <table:table-cell office:value-type="float" office:value="-1014016.2">
            <text:p>-1014016.2</text:p>
          </table:table-cell>
          <table:table-cell/>
          <table:table-cell office:value-type="float" office:value="31.265411">
            <text:p>31.265411</text:p>
          </table:table-cell>
          <table:table-cell/>
        </table:table-row>
        <table:table-row table:style-name="ro3">
          <table:table-cell table:number-columns-repeated="6"/>
          <table:table-cell table:style-name="ce1" office:value-type="string">
            <text:p>"KCl@",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G0</text:p>
          </table:table-cell>
          <table:table-cell office:value-type="string">
            <text:p>SiO2@</text:p>
          </table:table-cell>
          <table:table-cell office:value-type="float" office:value="-833444">
            <text:p>-833444</text:p>
          </table:table-cell>
          <table:table-cell office:value-type="float" office:value="-833799.72">
            <text:p>-833799.72</text:p>
          </table:table-cell>
          <table:table-cell/>
          <table:table-cell office:value-type="float" office:value="1125.8724">
            <text:p>1125.8724</text:p>
          </table:table-cell>
          <table:table-cell/>
        </table:table-row>
        <table:table-row table:style-name="ro3">
          <table:table-cell table:number-columns-repeated="6"/>
          <table:table-cell table:style-name="ce1" office:value-type="string">
            <text:p>"KOH@",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G0</text:p>
          </table:table-cell>
          <table:table-cell office:value-type="string">
            <text:p>OH-</text:p>
          </table:table-cell>
          <table:table-cell office:value-type="float" office:value="-157297">
            <text:p>-157297</text:p>
          </table:table-cell>
          <table:table-cell office:value-type="float" office:value="-158191.84">
            <text:p>-158191.84</text:p>
          </table:table-cell>
          <table:table-cell/>
          <table:table-cell office:value-type="float" office:value="28.605237">
            <text:p>28.605237</text:p>
          </table:table-cell>
          <table:table-cell/>
        </table:table-row>
        <table:table-row table:style-name="ro3">
          <table:table-cell table:number-columns-repeated="6"/>
          <table:table-cell table:style-name="ce2" office:value-type="string">
            <text:p>"Na+",</text:p>
          </table:table-cell>
          <table:table-cell table:number-columns-repeated="11"/>
        </table:table-row>
        <table:table-row table:style-name="ro3">
          <table:table-cell table:number-columns-repeated="6"/>
          <table:table-cell table:style-name="ce3" office:value-type="string">
            <text:p>"NaAl(OH)4@",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G0</text:p>
          </table:table-cell>
          <table:table-cell office:value-type="string">
            <text:p>Al(OH)4-</text:p>
          </table:table-cell>
          <table:table-cell office:value-type="float" office:value="-1305810">
            <text:p>-1305810</text:p>
          </table:table-cell>
          <table:table-cell office:value-type="float" office:value="-1305847.6">
            <text:p>-1305847.6</text:p>
          </table:table-cell>
          <table:table-cell/>
          <table:table-cell office:value-type="float" office:value="576.68491">
            <text:p>576.68491</text:p>
          </table:table-cell>
          <table:table-cell table:formula="of:=[.O1]-[.O12]" office:value-type="float" office:value="316.5">
            <text:p>316.5</text:p>
          </table:table-cell>
        </table:table-row>
        <table:table-row table:style-name="ro3">
          <table:table-cell table:number-columns-repeated="6"/>
          <table:table-cell table:style-name="ce3" office:value-type="string">
            <text:p>"NaCl@",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G0</text:p>
          </table:table-cell>
          <table:table-cell office:value-type="string">
            <text:p>K+</text:p>
          </table:table-cell>
          <table:table-cell office:value-type="float" office:value="-282462">
            <text:p>-282462</text:p>
          </table:table-cell>
          <table:table-cell office:value-type="float" office:value="-283207.76">
            <text:p>-283207.76</text:p>
          </table:table-cell>
          <table:table-cell/>
          <table:table-cell office:value-type="float" office:value="19.532275">
            <text:p>19.532275</text:p>
          </table:table-cell>
          <table:table-cell table:formula="of:=[.O2]-[.O13]" office:value-type="float" office:value="-1236.83000000002">
            <text:p>-1236.83</text:p>
          </table:table-cell>
        </table:table-row>
        <table:table-row table:style-name="ro3">
          <table:table-cell table:number-columns-repeated="6"/>
          <table:table-cell table:style-name="ce4" office:value-type="string">
            <text:p>"NaHSiO3@",</text:p>
          </table:table-cell>
          <table:table-cell table:number-columns-repeated="3"/>
          <table:table-cell office:value-type="string">
            <text:p>R</text:p>
          </table:table-cell>
          <table:table-cell office:value-type="string">
            <text:p>G0</text:p>
          </table:table-cell>
          <table:table-cell office:value-type="string">
            <text:p>KAlO2@</text:p>
          </table:table-cell>
          <table:table-cell office:value-type="float" office:value="-1106170">
            <text:p>-1106170</text:p>
          </table:table-cell>
          <table:table-cell office:value-type="float" office:value="-1106949.4">
            <text:p>-1106949.4</text:p>
          </table:table-cell>
          <table:table-cell/>
          <table:table-cell office:value-type="float" office:value="0">
            <text:p>0</text:p>
          </table:table-cell>
          <table:table-cell table:formula="of:=[.O3]-[.O14]" office:value-type="float" office:value="1049.89999999991">
            <text:p>1049.8999999999</text:p>
          </table:table-cell>
        </table:table-row>
        <table:table-row table:style-name="ro3">
          <table:table-cell table:number-columns-repeated="6"/>
          <table:table-cell table:style-name="ce3" office:value-type="string">
            <text:p>"NaOH@",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G0</text:p>
          </table:table-cell>
          <table:table-cell office:value-type="string">
            <text:p>Na+</text:p>
          </table:table-cell>
          <table:table-cell office:value-type="float" office:value="-261881">
            <text:p>-261881</text:p>
          </table:table-cell>
          <table:table-cell office:value-type="float" office:value="-257872.45">
            <text:p>-257872.45</text:p>
          </table:table-cell>
          <table:table-cell/>
          <table:table-cell office:value-type="float" office:value="82.229323">
            <text:p>82.229323</text:p>
          </table:table-cell>
          <table:table-cell table:formula="of:=[.O4]-[.O15]" office:value-type="float" office:value="-1845.62999999998">
            <text:p>-1845.63</text:p>
          </table:table-cell>
        </table:table-row>
        <table:table-row table:style-name="ro3">
          <table:table-cell table:number-columns-repeated="6"/>
          <table:table-cell table:style-name="ce3" office:value-type="string">
            <text:p>"HSiO3-",</text:p>
          </table:table-cell>
          <table:table-cell table:number-columns-repeated="3"/>
          <table:table-cell office:value-type="string">
            <text:p>R</text:p>
          </table:table-cell>
          <table:table-cell office:value-type="string">
            <text:p>G0</text:p>
          </table:table-cell>
          <table:table-cell office:value-type="string">
            <text:p>NaAl(OH)4@</text:p>
          </table:table-cell>
          <table:table-cell office:value-type="float" office:value="-1567370">
            <text:p>-1567370</text:p>
          </table:table-cell>
          <table:table-cell office:value-type="float" office:value="-1563397">
            <text:p>-1563397</text:p>
          </table:table-cell>
          <table:table-cell/>
          <table:table-cell office:value-type="float" office:value="0">
            <text:p>0</text:p>
          </table:table-cell>
          <table:table-cell table:formula="of:=[.O5]-[.O16]" office:value-type="float" office:value="1149">
            <text:p>1149</text:p>
          </table:table-cell>
        </table:table-row>
        <table:table-row table:style-name="ro3">
          <table:table-cell table:number-columns-repeated="6"/>
          <table:table-cell table:style-name="ce2" office:value-type="string">
            <text:p>"SiO2@",</text:p>
          </table:table-cell>
          <table:table-cell table:number-columns-repeated="3"/>
          <table:table-cell office:value-type="string">
            <text:p>R</text:p>
          </table:table-cell>
          <table:table-cell office:value-type="string">
            <text:p>G0</text:p>
          </table:table-cell>
          <table:table-cell office:value-type="string">
            <text:p>NaCl@</text:p>
          </table:table-cell>
          <table:table-cell office:value-type="float" office:value="-388735">
            <text:p>-388735</text:p>
          </table:table-cell>
          <table:table-cell office:value-type="float" office:value="-384726.45">
            <text:p>-384726.45</text:p>
          </table:table-cell>
          <table:table-cell/>
          <table:table-cell office:value-type="float" office:value="0">
            <text:p>0</text:p>
          </table:table-cell>
          <table:table-cell table:formula="of:=[.O6]-[.O17]" office:value-type="float" office:value="-5985.01000000001">
            <text:p>-5985.01</text:p>
          </table:table-cell>
        </table:table-row>
        <table:table-row table:style-name="ro3">
          <table:table-cell table:number-columns-repeated="6"/>
          <table:table-cell table:style-name="ce1" office:value-type="string">
            <text:p>"ClO-",</text:p>
          </table:table-cell>
          <table:table-cell table:number-columns-repeated="3"/>
          <table:table-cell office:value-type="string">
            <text:p>R</text:p>
          </table:table-cell>
          <table:table-cell office:value-type="string">
            <text:p>G0</text:p>
          </table:table-cell>
          <table:table-cell office:value-type="string">
            <text:p>NaOH@</text:p>
          </table:table-cell>
          <table:table-cell office:value-type="float" office:value="-417982">
            <text:p>-417982</text:p>
          </table:table-cell>
          <table:table-cell office:value-type="float" office:value="-415440.52">
            <text:p>-415440.52</text:p>
          </table:table-cell>
          <table:table-cell/>
          <table:table-cell office:value-type="float" office:value="0">
            <text:p>0</text:p>
          </table:table-cell>
          <table:table-cell table:formula="of:=[.O7]-[.O18]" office:value-type="float" office:value="-2594.31">
            <text:p>-2594.31</text:p>
          </table:table-cell>
        </table:table-row>
        <table:table-row table:style-name="ro3">
          <table:table-cell table:number-columns-repeated="6"/>
          <table:table-cell table:style-name="ce1" office:value-type="string">
            <text:p>"HClO@",</text:p>
          </table:table-cell>
          <table:table-cell table:number-columns-repeated="3"/>
          <table:table-cell office:value-type="string">
            <text:p>R</text:p>
          </table:table-cell>
          <table:table-cell office:value-type="string">
            <text:p>G0</text:p>
          </table:table-cell>
          <table:table-cell office:value-type="string">
            <text:p>HSiO3-</text:p>
          </table:table-cell>
          <table:table-cell office:value-type="float" office:value="-1015880">
            <text:p>-1015880</text:p>
          </table:table-cell>
          <table:table-cell office:value-type="float" office:value="-1017991.9">
            <text:p>-1017991.9</text:p>
          </table:table-cell>
          <table:table-cell/>
          <table:table-cell office:value-type="float" office:value="0">
            <text:p>0</text:p>
          </table:table-cell>
          <table:table-cell table:formula="of:=[.O8]-[.O19]" office:value-type="float" office:value="3975.70000000007">
            <text:p>3975.7000000001</text:p>
          </table:table-cell>
        </table:table-row>
        <table:table-row table:style-name="ro3">
          <table:table-cell table:number-columns-repeated="6"/>
          <table:table-cell table:style-name="ce1" office:value-type="string">
            <text:p>"ClO2-",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G0</text:p>
          </table:table-cell>
          <table:table-cell office:value-type="string">
            <text:p>SiO2@</text:p>
          </table:table-cell>
          <table:table-cell office:value-type="float" office:value="-833444">
            <text:p>-833444</text:p>
          </table:table-cell>
          <table:table-cell office:value-type="float" office:value="-834056.87">
            <text:p>-834056.87</text:p>
          </table:table-cell>
          <table:table-cell/>
          <table:table-cell office:value-type="float" office:value="1133.4884">
            <text:p>1133.4884</text:p>
          </table:table-cell>
          <table:table-cell table:formula="of:=[.O9]-[.O20]" office:value-type="float" office:value="257.150000000023">
            <text:p>257.15</text:p>
          </table:table-cell>
        </table:table-row>
        <table:table-row table:style-name="ro3">
          <table:table-cell table:number-columns-repeated="6"/>
          <table:table-cell table:style-name="ce1" office:value-type="string">
            <text:p>"HClO2@",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G0</text:p>
          </table:table-cell>
          <table:table-cell office:value-type="string">
            <text:p>OH-</text:p>
          </table:table-cell>
          <table:table-cell office:value-type="float" office:value="-157297">
            <text:p>-157297</text:p>
          </table:table-cell>
          <table:table-cell office:value-type="float" office:value="-158764.07">
            <text:p>-158764.07</text:p>
          </table:table-cell>
          <table:table-cell/>
          <table:table-cell office:value-type="float" office:value="33.727982">
            <text:p>33.727982</text:p>
          </table:table-cell>
          <table:table-cell table:formula="of:=[.O10]-[.O21]" office:value-type="float" office:value="572.23000000001">
            <text:p>572.23</text:p>
          </table:table-cell>
        </table:table-row>
        <table:table-row table:style-name="ro3">
          <table:table-cell table:number-columns-repeated="6"/>
          <table:table-cell table:style-name="ce1" office:value-type="string">
            <text:p>"ClO3-",</text:p>
          </table:table-cell>
          <table:table-cell table:number-columns-repeated="11"/>
        </table:table-row>
        <table:table-row table:style-name="ro3">
          <table:table-cell table:number-columns-repeated="6"/>
          <table:table-cell table:style-name="ce1" office:value-type="string">
            <text:p>"ClO4-",</text:p>
          </table:table-cell>
          <table:table-cell table:number-columns-repeated="11"/>
        </table:table-row>
        <table:table-row table:style-name="ro3">
          <table:table-cell table:number-columns-repeated="6"/>
          <table:table-cell table:style-name="ce1" office:value-type="string">
            <text:p>"Cl-",</text:p>
          </table:table-cell>
          <table:table-cell office:value-type="string">
            <text:p>low sensitivity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1" office:value-type="string">
            <text:p>"HCl@",</text:p>
          </table:table-cell>
          <table:table-cell table:number-columns-repeated="11"/>
        </table:table-row>
        <table:table-row table:style-name="ro3">
          <table:table-cell table:number-columns-repeated="6"/>
          <table:table-cell table:style-name="ce1" office:value-type="string">
            <text:p>"H2@",</text:p>
          </table:table-cell>
          <table:table-cell table:number-columns-repeated="11"/>
        </table:table-row>
        <table:table-row table:style-name="ro3">
          <table:table-cell table:number-columns-repeated="6"/>
          <table:table-cell table:style-name="ce1" office:value-type="string">
            <text:p>"O2@",</text:p>
          </table:table-cell>
          <table:table-cell table:number-columns-repeated="11"/>
        </table:table-row>
        <table:table-row table:style-name="ro3">
          <table:table-cell table:number-columns-repeated="6"/>
          <table:table-cell table:style-name="ce1" office:value-type="string">
            <text:p>"H2O2@",</text:p>
          </table:table-cell>
          <table:table-cell table:number-columns-repeated="11"/>
        </table:table-row>
        <table:table-row table:style-name="ro3">
          <table:table-cell table:number-columns-repeated="6"/>
          <table:table-cell table:style-name="ce1" office:value-type="string">
            <text:p>"HO2-",</text:p>
          </table:table-cell>
          <table:table-cell table:number-columns-repeated="11"/>
        </table:table-row>
        <table:table-row table:style-name="ro3">
          <table:table-cell table:number-columns-repeated="6"/>
          <table:table-cell table:style-name="ce1" office:value-type="string">
            <text:p>"OH-",</text:p>
          </table:table-cell>
          <table:table-cell table:number-columns-repeated="11"/>
        </table:table-row>
        <table:table-row table:style-name="ro3">
          <table:table-cell table:number-columns-repeated="6"/>
          <table:table-cell table:style-name="ce1" office:value-type="string">
            <text:p>"H+",</text:p>
          </table:table-cell>
          <table:table-cell table:number-columns-repeated="11"/>
        </table:table-row>
        <table:table-row table:style-name="ro3">
          <table:table-cell table:number-columns-repeated="6"/>
          <table:table-cell table:style-name="ce1" office:value-type="string">
            <text:p>"H2O@",</text:p>
          </table:table-cell>
          <table:table-cell table:number-columns-repeated="11"/>
        </table:table-row>
        <table:table-row table:style-name="ro2" table:number-rows-repeated="1048543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iron </meta:initial-creator>
    <meta:creation-date>2014-05-20T14:24:24</meta:creation-date>
    <dc:date>2014-05-26T11:28:46</dc:date>
    <dc:creator>dmiron </dc:creator>
    <meta:editing-duration>P2DT21H51M40S</meta:editing-duration>
    <meta:editing-cycles>1</meta:editing-cycles>
    <meta:document-statistic meta:table-count="3" meta:cell-count="277" meta:object-count="0"/>
    <meta:generator>LibreOffice/3.5$Linux_X86_64 LibreOffice_project/350m1$Build-2</meta:generator>
    <meta:user-defined meta:name="qrichtext">1</meta:user-defined>
  </office:meta>
</office:document-meta>
</file>